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font-name="Calibri" fo:font-size="11pt" officeooo:paragraph-rsid="00076200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text-properties officeooo:paragraph-rsid="00084b0d"/>
    </style:style>
    <style:style style:name="P4" style:family="paragraph" style:parent-style-name="Preformatted_20_Text" style:list-style-name="L1">
      <style:text-properties officeooo:paragraph-rsid="00088b86"/>
    </style:style>
    <style:style style:name="P5" style:family="paragraph" style:parent-style-name="Text_20_body">
      <style:text-properties style:font-name="Calibri" fo:font-size="11pt"/>
    </style:style>
    <style:style style:name="T1" style:family="text">
      <style:text-properties officeooo:rsid="00076200"/>
    </style:style>
    <style:style style:name="T2" style:family="text">
      <style:text-properties officeooo:rsid="00084b0d"/>
    </style:style>
    <style:style style:name="T3" style:family="text">
      <style:text-properties style:font-name="Liberation Mono" fo:font-size="10pt" officeooo:rsid="00084b0d" style:font-name-asian="Liberation Mono" style:font-size-asian="10pt" style:font-name-complex="Liberation Mono" style:font-size-complex="10pt"/>
    </style:style>
    <style:style style:name="T4" style:family="text">
      <style:text-properties style:font-name="Calibri" fo:font-size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 today’s meeting after discussion and looking at the results shown by Mike in detail we concluded:</text:p>
      <text:list xml:id="list1366563693" text:style-name="L1">
        <text:list-item>
          <text:p text:style-name="P1">Run LR, SVM, RF, MLP </text:p>
        </text:list-item>
        <text:list-item>
          <text:p text:style-name="P1">Drop MomICU from the predictor variables</text:p>
        </text:list-item>
        <text:list-item>
          <text:p text:style-name="P1">Outcome variable sets: <text:s/>transf_yes, trans_loss, trans_hyst (drop hysterectomy)</text:p>
        </text:list-item>
        <text:list-item>
          <text:p text:style-name="P1">Use only the RANDOM selected dataset, drop all the other cohorts</text:p>
        </text:list-item>
        <text:list-item>
          <text:p text:style-name="P1">Produce results with:</text:p>
          <text:list>
            <text:list-item>
              <text:p text:style-name="P3"><text:span text:style-name="T4">ROC-AUC</text:span></text:p>
            </text:list-item>
            <text:list-item>
              <text:p text:style-name="P3">Recall</text:p>
            </text:list-item>
            <text:list-item>
              <text:p text:style-name="P4">Precision</text:p>
            </text:list-item>
            <text:list-item>
              <text:p text:style-name="P4">Accuracy</text:p>
            </text:list-item>
            <text:list-item>
              <text:p text:style-name="P4">F1 score</text:p>
            </text:list-item>
            <text:list-item>
              <text:p text:style-name="P4">Coefficients if available in the algorithm</text:p>
            </text:list-item>
            <text:list-item>
              <text:p text:style-name="P4">Table with mean rankings for predictors across all four algorithms: LR, SVM, RF, MLP</text:p>
            </text:list-item>
          </text:list>
        </text:list-item>
        <text:list-item>
          <text:p text:style-name="P2">Plot or figure to demonstrate items in 4 <text:s/>not sure which one maybe compare the ROC <text:s/>which would give us a <text:s/>plot with 4 lines very close together</text:p>
        </text:list-item>
        <text:list-item>
          <text:p text:style-name="P2">Look at the option of using an ensemble model</text:p>
          <text:list>
            <text:list-header>
              <text:p text:style-name="P1"/>
            </text:list-header>
          </text:list>
        </text:list-item>
      </text:list>
      <text:p text:style-name="Preformatted_20_Text">We will meet again one week after Thanksgiving:<text:span text:style-name="T1">q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11-09T11:48:27.249908601</dc:date>
    <meta:editing-duration>PT3M56S</meta:editing-duration>
    <meta:editing-cycles>1</meta:editing-cycles>
    <meta:document-statistic meta:table-count="0" meta:image-count="0" meta:object-count="0" meta:page-count="1" meta:paragraph-count="16" meta:word-count="135" meta:character-count="753" meta:non-whitespace-character-count="643"/>
    <meta:generator>LibreOffice/6.3.2.2$Linux_X86_64 LibreOffice_project/98b30e735bda24bc04ab42594c85f7fd8be07b9c</meta:generator>
  </office:meta>
</office:document-meta>
</file>